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text-properties fo:color="#000000" style:font-name="Arial" fo:font-size="11.5pt" fo:font-weight="normal" style:font-size-asian="11.5pt" style:font-weight-asian="normal"/>
    </style:style>
    <style:style style:name="P2" style:family="paragraph" style:parent-style-name="Default">
      <style:text-properties fo:color="#000000" style:text-line-through-style="none" style:text-line-through-type="none" style:font-name="Arial" fo:font-size="10pt" fo:font-style="normal" style:text-underline-style="none" fo:font-weight="normal" style:font-size-asian="10pt" style:font-style-asian="normal" style:font-weight-asian="normal"/>
    </style:style>
    <style:style style:name="P3" style:family="paragraph" style:parent-style-name="Default">
      <style:text-properties officeooo:rsid="000f97ac" officeooo:paragraph-rsid="000f97ac"/>
    </style:style>
    <style:style style:name="P4" style:family="paragraph" style:parent-style-name="Default">
      <style:text-properties style:font-name="Calibri" officeooo:rsid="000f97ac" officeooo:paragraph-rsid="000f97ac"/>
    </style:style>
    <style:style style:name="P5" style:family="paragraph" style:parent-style-name="Default" style:list-style-name="L1">
      <style:text-properties style:font-name="Calibri" officeooo:rsid="000f97ac" officeooo:paragraph-rsid="000f97ac"/>
    </style:style>
    <style:style style:name="P6" style:family="paragraph" style:parent-style-name="Default" style:list-style-name="L3">
      <style:text-properties style:font-name="Calibri" officeooo:rsid="000f97ac" officeooo:paragraph-rsid="000f97ac"/>
    </style:style>
    <style:style style:name="P7" style:family="paragraph" style:parent-style-name="Default" style:list-style-name="L2">
      <style:text-properties style:font-name="Calibri" officeooo:rsid="000f97ac" officeooo:paragraph-rsid="000f97ac"/>
    </style:style>
    <style:style style:name="P8" style:family="paragraph" style:parent-style-name="Default">
      <style:paragraph-properties fo:margin-left="0cm" fo:margin-right="0cm" fo:margin-top="0cm" fo:margin-bottom="0cm" loext:contextual-spacing="false" fo:text-indent="0cm" style:auto-text-indent="false"/>
    </style:style>
    <style:style style:name="P9" style:family="paragraph" style:parent-style-name="Default">
      <style:paragraph-properties fo:margin-left="0cm" fo:margin-right="0cm" fo:margin-top="0cm" fo:margin-bottom="0.169cm" loext:contextual-spacing="false" fo:text-indent="0cm" style:auto-text-indent="false"/>
    </style:style>
    <style:style style:name="P10" style:family="paragraph" style:parent-style-name="Heading_20_1">
      <style:text-properties style:font-name="Calibri" fo:font-weight="bold" style:font-weight-asian="bold" style:font-weight-complex="bold"/>
    </style:style>
    <style:style style:name="P11" style:family="paragraph" style:parent-style-name="Heading_20_2">
      <style:text-properties style:font-name="Calibri" fo:font-weight="bold" style:font-weight-asian="bold" style:font-weight-complex="bold"/>
    </style:style>
    <style:style style:name="T1" style:family="text">
      <style:text-properties fo:color="#000000" style:font-name="Arial" fo:font-size="10pt" fo:font-style="italic" fo:font-weight="bold" style:font-size-asian="10pt" style:font-style-asian="italic" style:font-weight-asian="bold"/>
    </style:style>
    <style:style style:name="T2" style:family="text">
      <style:text-properties fo:color="#000000" style:font-name="Arial" fo:font-size="10pt" fo:font-style="normal" fo:font-weight="normal" style:font-size-asian="10pt" style:font-style-asian="normal" style:font-weight-asian="normal"/>
    </style:style>
    <style:style style:name="T3" style:family="text">
      <style:text-properties fo:color="#000000" style:font-name="Arial" fo:font-size="11.5pt" fo:font-weight="bold" style:font-size-asian="11.5pt" style:font-weight-asian="bold"/>
    </style:style>
    <style:style style:name="T4" style:family="text">
      <style:text-properties fo:color="#000000" style:text-line-through-style="none" style:text-line-through-type="none" style:font-name="Arial" fo:font-size="10pt" fo:font-style="normal" style:text-underline-style="none" fo:font-weight="normal" style:font-size-asian="10pt" style:font-style-asian="normal" style:font-weight-asian="normal"/>
    </style:style>
    <style:style style:name="T5" style:family="text">
      <style:text-properties fo:color="#000000" style:text-line-through-style="none" style:text-line-through-type="none" style:font-name="Arial" fo:font-size="10pt" fo:font-style="italic" style:text-underline-style="none" fo:font-weight="bold" style:font-size-asian="10pt" style:font-style-asian="italic" style:font-weight-asian="bold"/>
    </style:style>
    <style:style style:name="T6" style:family="text">
      <style:text-properties officeooo:rsid="000fbb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Installation Instructions</text:p>
      <text:p text:style-name="P11">1.1 Installing via Wordpress</text:p>
      <text:p text:style-name="P4">To install the theme using the WordPress upload feature simply complete the following steps. In some cases this approach might not work due to the large folder size. If this is the case, you can just as easily upload the theme directly from cPanel or through FTP.</text:p>
      <text:list xml:id="list1377822103030269219" text:style-name="L1">
        <text:list-item>
          <text:p text:style-name="P5">Log into the WordPress admin area for your website.</text:p>
        </text:list-item>
        <text:list-item>
          <text:p text:style-name="P5">Click Appearance and choose the Themes option.</text:p>
        </text:list-item>
        <text:list-item>
          <text:p text:style-name="P5">At the top of the page click on to the Install Themes tab.</text:p>
        </text:list-item>
        <text:list-item>
          <text:p text:style-name="P5">Choose the options Upload, and browse to the theme folder.</text:p>
        </text:list-item>
        <text:list-item>
          <text:p text:style-name="P5">Upload the WordPress theme.</text:p>
        </text:list-item>
        <text:list-item>
          <text:p text:style-name="P5">If successful, activate the theme from the Manage Themes tab.</text:p>
        </text:list-item>
      </text:list>
      <text:p text:style-name="P11">1.2 Installing via cPanel</text:p>
      <text:p text:style-name="P4">To upload your theme directly through login to your domains cPanel area to begin. Simply follow the steps below to upload the theme directly through cPanel: </text:p>
      <text:list xml:id="list8609873489197253663" text:style-name="L3">
        <text:list-item>
          <text:p text:style-name="P6">Login to cPanel. </text:p>
        </text:list-item>
        <text:list-item>
          <text:p text:style-name="P6">Navigate to your websites directory folder. </text:p>
        </text:list-item>
        <text:list-item>
          <text:p text:style-name="P6">Next go to the WordPress Themes folder (<text:span text:style-name="T6">closings.cc</text:span>/wp-content/themes/). </text:p>
        </text:list-item>
        <text:list-item>
          <text:p text:style-name="P6">Click upload and browse to the theme folder on your desktop. </text:p>
        </text:list-item>
        <text:list-item>
          <text:p text:style-name="P6">Upload the theme folder in .zip format. </text:p>
        </text:list-item>
        <text:list-item>
          <text:p text:style-name="P6">Once the theme is uploaded, unzip the folder. </text:p>
        </text:list-item>
        <text:list-item>
          <text:p text:style-name="P6">Log in to your WordPress admin area and activate theme as normal.</text:p>
          <text:p text:style-name="P6"/>
        </text:list-item>
      </text:list>
      <text:p text:style-name="P11">1.3 Installing via FTP</text:p>
      <text:p text:style-name="P4">To upload your theme via FTP simply use a FTP client such as FileZilla. The program is completely free and you can login using your FTP access details. If you aren<text:span text:style-name="T6">'</text:span>t familiar with these, you can contact your hosting provider to get the necessary details. Simply follow the steps below to upload the theme via FTP:</text:p>
      <text:list xml:id="list7989578122335224106" text:style-name="L2">
        <text:list-item>
          <text:p text:style-name="P7">Extract the theme folder from the download file. This will be in .zip format.</text:p>
        </text:list-item>
        <text:list-item>
          <text:p text:style-name="P7">Log in to the FTP client and login with your details.</text:p>
        </text:list-item>
        <text:list-item>
          <text:p text:style-name="P7">Locate your websites WordPress directory.</text:p>
        </text:list-item>
        <text:list-item>
          <text:p text:style-name="P7">Navigate the the WordPress theme folder (/wp-content/themes).</text:p>
        </text:list-item>
        <text:list-item>
          <text:p text:style-name="P7">Click upload and browse your desktop to the theme you want to upload.</text:p>
        </text:list-item>
        <text:list-item>
          <text:p text:style-name="P7">If the theme has uploaded in zip format, extract the content.</text:p>
        </text:list-item>
        <text:list-item>
          <text:p text:style-name="P7">Log in to your WordPress admin area and activate theme as norm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V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7T21:23:00</meta:creation-date>
    <meta:initial-creator>Afzaal - Home</meta:initial-creator>
    <dc:date>2014-12-21T16:25:05.104000000</dc:date>
    <meta:editing-duration>PT7M42S</meta:editing-duration>
    <meta:editing-cycles>2</meta:editing-cycles>
    <meta:generator>LibreOffice/4.3.5.2$Windows_x86 LibreOffice_project/3a87456aaa6a95c63eea1c1b3201acedf0751bd5</meta:generator>
    <meta:document-statistic meta:table-count="0" meta:image-count="0" meta:object-count="0" meta:page-count="1" meta:paragraph-count="28" meta:word-count="346" meta:character-count="1931" meta:non-whitespace-character-count="1626"/>
  </office:meta>
</office:document-meta>
</file>